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929a3" officeooo:paragraph-rsid="001929a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929a3" officeooo:paragraph-rsid="001929a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a81dd" officeooo:paragraph-rsid="001a81d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c73f3" officeooo:paragraph-rsid="001c73f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5bc4" officeooo:paragraph-rsid="001d5bc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d997" officeooo:paragraph-rsid="001fd99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219f3" officeooo:paragraph-rsid="002219f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219f3" officeooo:paragraph-rsid="00477fd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2c13" officeooo:paragraph-rsid="00252c1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60291" officeooo:paragraph-rsid="0036029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69bdbe" officeooo:paragraph-rsid="0069bd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8d93" officeooo:paragraph-rsid="00288d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8d93" officeooo:paragraph-rsid="0031c7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8d93" officeooo:paragraph-rsid="0034520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8d93" officeooo:paragraph-rsid="005708d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5201" officeooo:paragraph-rsid="0034520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b29d" officeooo:paragraph-rsid="0047b2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88d93" officeooo:paragraph-rsid="00288d9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c60af" officeooo:paragraph-rsid="002c60a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321ab6" officeooo:paragraph-rsid="00321ab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45201" officeooo:paragraph-rsid="0034520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b0e8c" officeooo:paragraph-rsid="003b0e8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7b29d" officeooo:paragraph-rsid="0047b29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bold" officeooo:rsid="003dd370" officeooo:paragraph-rsid="003e470f"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36e1aa" officeooo:paragraph-rsid="0037a21d" style:font-size-asian="10.5pt" style:font-weight-asian="bold" style:font-size-complex="12pt" style:font-weight-complex="bold"/>
    </style:style>
    <style:style style:name="P26" style:family="paragraph" style:parent-style-name="Standard">
      <style:paragraph-properties fo:text-align="start" style:justify-single-word="false"/>
      <style:text-properties officeooo:paragraph-rsid="003b0e8c"/>
    </style:style>
    <style:style style:name="P27" style:family="paragraph" style:parent-style-name="Standard">
      <style:paragraph-properties fo:text-align="start" style:justify-single-word="false"/>
      <style:text-properties officeooo:paragraph-rsid="0052081c"/>
    </style:style>
    <style:style style:name="P28" style:family="paragraph" style:parent-style-name="Standard">
      <style:paragraph-properties fo:text-align="start" style:justify-single-word="false"/>
      <style:text-properties style:font-name="Liberation Serif" fo:font-size="12pt" fo:font-weight="normal" officeooo:rsid="001d5bc4" officeooo:paragraph-rsid="001d5bc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style:text-underline-style="none" fo:font-weight="normal" officeooo:rsid="00345201" officeooo:paragraph-rsid="0034520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ff3333" fo:font-size="12pt" style:text-underline-style="solid" style:text-underline-width="auto" style:text-underline-color="font-color" fo:font-weight="normal" officeooo:rsid="002c60af" officeooo:paragraph-rsid="002c60a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3333" fo:font-size="12pt" style:text-underline-style="solid" style:text-underline-width="auto" style:text-underline-color="font-color" fo:font-weight="normal" officeooo:rsid="00321ab6" officeooo:paragraph-rsid="00321ab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3333" fo:font-size="12pt" style:text-underline-style="none" fo:font-weight="normal" officeooo:rsid="002c60af" officeooo:paragraph-rsid="002c60a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3333" fo:font-size="12pt" style:text-underline-style="none" fo:font-weight="normal" officeooo:rsid="00321ab6" officeooo:paragraph-rsid="00321ab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9900" fo:font-size="12pt" style:text-underline-style="solid" style:text-underline-width="auto" style:text-underline-color="font-color" fo:font-weight="normal" officeooo:rsid="00321ab6" officeooo:paragraph-rsid="00321ab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9900" fo:font-size="12pt" style:text-underline-style="solid" style:text-underline-width="auto" style:text-underline-color="font-color" fo:font-weight="normal" officeooo:rsid="00321ab6" officeooo:paragraph-rsid="004e166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9900" fo:font-size="12pt" style:text-underline-style="solid" style:text-underline-width="auto" style:text-underline-color="font-color" fo:font-weight="normal" officeooo:rsid="00321ab6" officeooo:paragraph-rsid="005708d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9900" fo:font-size="12pt" style:text-underline-style="none" fo:font-weight="normal" officeooo:rsid="00321ab6" officeooo:paragraph-rsid="00321ab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9900" fo:font-size="12pt" style:text-underline-style="none" fo:font-weight="normal" officeooo:rsid="00321ab6" officeooo:paragraph-rsid="004e166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9900" fo:font-size="12pt" style:text-underline-style="none" fo:font-weight="normal" officeooo:rsid="00321ab6" officeooo:paragraph-rsid="004ed18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9900" fo:font-size="12pt" style:text-underline-style="none" fo:font-weight="normal" officeooo:rsid="00321ab6" officeooo:paragraph-rsid="005708d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fo:font-size="12pt" style:text-underline-style="none" fo:font-weight="bold" officeooo:rsid="0039ce88" officeooo:paragraph-rsid="0039d0e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772953" fo:font-size="12pt" fo:font-weight="normal" officeooo:rsid="002219f3" officeooo:paragraph-rsid="0059b75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772953" fo:font-size="12pt" fo:font-weight="normal" officeooo:rsid="002219f3" officeooo:paragraph-rsid="005fac5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772953" officeooo:paragraph-rsid="003b0e8c"/>
    </style:style>
    <style:style style:name="P45" style:family="paragraph" style:parent-style-name="Standard">
      <style:paragraph-properties fo:text-align="start" style:justify-single-word="false"/>
      <style:text-properties fo:color="#772953" officeooo:paragraph-rsid="005ad89c"/>
    </style:style>
    <style:style style:name="P46" style:family="paragraph" style:parent-style-name="Standard">
      <style:paragraph-properties fo:margin-left="0cm" fo:margin-right="0cm" fo:text-align="start" style:justify-single-word="false" fo:text-indent="0cm" style:auto-text-indent="false"/>
      <style:text-properties officeooo:paragraph-rsid="0052081c"/>
    </style:style>
    <style:style style:name="P47"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48"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52081c" style:font-size-asian="12pt" style:font-size-complex="12pt"/>
    </style:style>
    <style:style style:name="P49"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41cad0" style:font-size-asian="12pt" style:font-size-complex="12pt"/>
    </style:style>
    <style:style style:name="P50"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451b22" style:font-size-asian="12pt" style:font-size-complex="12pt"/>
    </style:style>
    <style:style style:name="P51"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68fae5"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fo:color="#772953" style:font-name="Liberation Serif" fo:font-size="12pt" officeooo:paragraph-rsid="005b13d0" style:font-size-asian="12pt" style:font-size-complex="12pt"/>
    </style:style>
    <style:style style:name="P53" style:family="paragraph" style:parent-style-name="Standard">
      <style:paragraph-properties fo:text-align="start" style:justify-single-word="false" fo:background-color="transparent">
        <style:background-image/>
      </style:paragraph-properties>
      <style:text-properties fo:color="#009900" fo:font-size="12pt" style:text-underline-style="none" fo:font-weight="normal" officeooo:rsid="00288d93" officeooo:paragraph-rsid="00297d9f"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fo:background-color="transparent">
        <style:background-image/>
      </style:paragraph-properties>
      <style:text-properties fo:color="#009900" fo:font-size="12pt" style:text-underline-style="none" fo:font-weight="normal" officeooo:rsid="00288d93" officeooo:paragraph-rsid="00288d93" fo:background-color="transparent" style:font-size-asian="10.5pt" style:font-weight-asian="normal" style:font-size-complex="12pt" style:font-weight-complex="normal"/>
    </style:style>
    <style:style style:name="P55"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rsid="006e39b7" officeooo:paragraph-rsid="006e39b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bold" officeooo:rsid="00360291" officeooo:paragraph-rsid="00360291"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normal" officeooo:rsid="0037a21d" officeooo:paragraph-rsid="0037a21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6f55b8" officeooo:paragraph-rsid="006f55b8"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0db6a" officeooo:paragraph-rsid="0070db6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bold" officeooo:rsid="00360291" officeooo:paragraph-rsid="001d5bc4"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none" fo:font-weight="bold" officeooo:rsid="003dd370" officeooo:paragraph-rsid="00345201" style:font-size-asian="10.5pt" style:font-weight-asian="bold" style:font-size-complex="12pt" style:font-weight-complex="bold"/>
    </style:style>
    <style:style style:name="P62" style:family="paragraph" style:parent-style-name="Standard" style:list-style-name="L1">
      <style:paragraph-properties fo:text-align="start" style:justify-single-word="false"/>
      <style:text-properties fo:color="#772953" fo:font-size="12pt" fo:font-weight="normal" officeooo:rsid="001fd997" officeooo:paragraph-rsid="001fd997" style:font-size-asian="10.5pt" style:font-weight-asian="normal" style:font-size-complex="12pt" style:font-weight-complex="normal"/>
    </style:style>
    <style:style style:name="P63" style:family="paragraph" style:parent-style-name="Standard" style:list-style-name="L2">
      <style:paragraph-properties fo:text-align="start" style:justify-single-word="false"/>
      <style:text-properties fo:color="#772953" fo:font-size="12pt" fo:font-weight="normal" officeooo:rsid="002219f3" officeooo:paragraph-rsid="002219f3" style:font-size-asian="10.5pt" style:font-weight-asian="normal" style:font-size-complex="12pt" style:font-weight-complex="normal"/>
    </style:style>
    <style:style style:name="P64" style:family="paragraph" style:parent-style-name="Standard" style:list-style-name="L3">
      <style:paragraph-properties fo:text-align="start" style:justify-single-word="false"/>
      <style:text-properties fo:color="#772953" fo:font-size="12pt" fo:font-weight="normal" officeooo:rsid="002219f3" officeooo:paragraph-rsid="002219f3" style:font-size-asian="10.5pt" style:font-weight-asian="normal" style:font-size-complex="12pt" style:font-weight-complex="normal"/>
    </style:style>
    <style:style style:name="P65" style:family="paragraph" style:parent-style-name="Standard" style:list-style-name="L3">
      <style:paragraph-properties fo:text-align="start" style:justify-single-word="false"/>
      <style:text-properties fo:color="#772953" fo:font-size="12pt" fo:font-weight="normal" officeooo:rsid="002219f3" officeooo:paragraph-rsid="0059b75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772953" fo:font-size="12pt" style:text-underline-style="none" fo:font-weight="normal" officeooo:rsid="002219f3" officeooo:paragraph-rsid="005ad89c" style:font-size-asian="10.5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772953" officeooo:paragraph-rsid="003b0e8c"/>
    </style:style>
    <style:style style:name="P68" style:family="paragraph" style:parent-style-name="Standard" style:list-style-name="L5">
      <style:paragraph-properties fo:text-align="start" style:justify-single-word="false"/>
      <style:text-properties fo:color="#772953" officeooo:paragraph-rsid="005ad89c"/>
    </style:style>
    <style:style style:name="P6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7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52081c" style:font-size-asian="12pt" style:font-size-complex="12pt"/>
    </style:style>
    <style:style style:name="P7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321ab6" officeooo:paragraph-rsid="005708d6" style:font-size-asian="12pt" style:font-weight-asian="normal" style:font-size-complex="12pt" style:font-weight-complex="normal"/>
    </style:style>
    <style:style style:name="T1" style:family="text">
      <style:text-properties fo:color="#c21b30" fo:font-weight="bold" style:font-weight-asian="bold"/>
    </style:style>
    <style:style style:name="T2" style:family="text">
      <style:text-properties fo:color="#7f0055"/>
    </style:style>
    <style:style style:name="T3" style:family="text">
      <style:text-properties fo:color="#7f0055" fo:font-weight="bold" style:font-weight-asian="bold"/>
    </style:style>
    <style:style style:name="T4" style:family="text">
      <style:text-properties fo:color="#7f0055" style:font-name="Liberation Serif" style:font-size-asian="12pt"/>
    </style:style>
    <style:style style:name="T5" style:family="text">
      <style:text-properties fo:color="#7f0055" fo:font-weight="normal" style:font-weight-asian="normal" style:font-weight-complex="normal"/>
    </style:style>
    <style:style style:name="T6" style:family="text">
      <style:text-properties fo:color="#000000"/>
    </style:style>
    <style:style style:name="T7" style:family="text">
      <style:text-properties fo:color="#000000" style:font-name="Monospace" fo:font-size="10pt" style:font-size-asian="10pt"/>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style>
    <style:style style:name="T10" style:family="text">
      <style:text-properties fo:color="#000000" style:font-name="Liberation Serif" style:font-size-asian="12pt"/>
    </style:style>
    <style:style style:name="T11" style:family="text">
      <style:text-properties fo:color="#000000" style:font-name="Liberation Serif" officeooo:rsid="004655d8" style:font-size-asian="12pt"/>
    </style:style>
    <style:style style:name="T12" style:family="text">
      <style:text-properties fo:color="#000000" style:font-name="Liberation Serif" officeooo:rsid="00477fda" style:font-size-asian="12pt"/>
    </style:style>
    <style:style style:name="T13" style:family="text">
      <style:text-properties fo:color="#000000" style:font-name="Liberation Serif" fo:font-size="12pt" style:font-size-asian="12pt" style:font-size-complex="12pt"/>
    </style:style>
    <style:style style:name="T14" style:family="text">
      <style:text-properties fo:color="#000000" style:font-name="Liberation Serif" fo:font-size="12pt" style:text-underline-style="none" fo:font-weight="normal" officeooo:rsid="0050afe6" style:font-size-asian="10.5pt" style:font-weight-asian="normal" style:font-size-complex="12pt" style:font-weight-complex="normal"/>
    </style:style>
    <style:style style:name="T15" style:family="text">
      <style:text-properties fo:color="#000000" officeooo:rsid="004655d8"/>
    </style:style>
    <style:style style:name="T16" style:family="text">
      <style:text-properties fo:color="#000000" style:text-underline-style="none"/>
    </style:style>
    <style:style style:name="T17" style:family="text">
      <style:text-properties fo:color="#000000" style:text-underline-style="none" fo:font-weight="normal" officeooo:rsid="0050afe6" style:font-size-asian="10.5pt" style:font-weight-asian="normal" style:font-weight-complex="normal"/>
    </style:style>
    <style:style style:name="T18" style:family="text">
      <style:text-properties fo:color="#000000" style:text-underline-style="none" fo:font-weight="normal" officeooo:rsid="002219f3" style:font-size-asian="10.5pt" style:font-weight-asian="normal" style:font-weight-complex="normal"/>
    </style:style>
    <style:style style:name="T19" style:family="text">
      <style:text-properties fo:color="#000000" style:text-underline-style="none" fo:font-weight="normal" officeooo:rsid="004655d8" style:font-size-asian="10.5pt" style:font-weight-asian="normal" style:font-weight-complex="normal"/>
    </style:style>
    <style:style style:name="T20" style:family="text">
      <style:text-properties fo:color="#000000" style:text-underline-style="none" officeooo:rsid="00451b22"/>
    </style:style>
    <style:style style:name="T21" style:family="text">
      <style:text-properties fo:color="#000000" officeooo:rsid="00451b22"/>
    </style:style>
    <style:style style:name="T22" style:family="text">
      <style:text-properties fo:color="#000000" officeooo:rsid="0045681c"/>
    </style:style>
    <style:style style:name="T23" style:family="text">
      <style:text-properties fo:color="#000000" officeooo:rsid="00477fda"/>
    </style:style>
    <style:style style:name="T24" style:family="text">
      <style:text-properties fo:color="#0000c0"/>
    </style:style>
    <style:style style:name="T25" style:family="text">
      <style:text-properties fo:color="#0000c0" fo:font-style="italic" style:font-style-asian="italic"/>
    </style:style>
    <style:style style:name="T26" style:family="text">
      <style:text-properties fo:color="#0000c0" style:font-name="Liberation Serif" style:font-size-asian="12pt"/>
    </style:style>
    <style:style style:name="T27" style:family="text">
      <style:text-properties fo:color="#0000c0" style:font-name="Liberation Serif" officeooo:rsid="007123cb" style:font-size-asian="12pt"/>
    </style:style>
    <style:style style:name="T28" style:family="text">
      <style:text-properties fo:color="#0000c0" style:font-name="Liberation Serif" fo:font-size="12pt" style:font-size-asian="12pt" style:font-size-complex="12pt"/>
    </style:style>
    <style:style style:name="T29" style:family="text">
      <style:text-properties fo:color="#0000c0" style:text-underline-style="none" fo:font-weight="normal" officeooo:rsid="002219f3" style:font-size-asian="10.5pt" style:font-weight-asian="normal" style:font-weight-complex="normal"/>
    </style:style>
    <style:style style:name="T30" style:family="text">
      <style:text-properties fo:color="#0000c0" style:text-underline-style="none" fo:font-weight="normal" officeooo:rsid="005cf531" style:font-size-asian="10.5pt" style:font-weight-asian="normal" style:font-weight-complex="normal"/>
    </style:style>
    <style:style style:name="T31" style:family="text">
      <style:text-properties fo:color="#557f5f"/>
    </style:style>
    <style:style style:name="T32" style:family="text">
      <style:text-properties officeooo:rsid="00234b7b"/>
    </style:style>
    <style:style style:name="T33" style:family="text">
      <style:text-properties officeooo:rsid="002479a2"/>
    </style:style>
    <style:style style:name="T34" style:family="text">
      <style:text-properties style:text-underline-style="solid" style:text-underline-width="auto" style:text-underline-color="font-color"/>
    </style:style>
    <style:style style:name="T35" style:family="text">
      <style:text-properties fo:font-weight="normal" officeooo:rsid="0037a21d" style:font-weight-asian="normal" style:font-weight-complex="normal"/>
    </style:style>
    <style:style style:name="T36" style:family="text">
      <style:text-properties fo:font-weight="normal" officeooo:rsid="0039d0ef" style:font-weight-asian="normal" style:font-weight-complex="normal"/>
    </style:style>
    <style:style style:name="T37" style:family="text">
      <style:text-properties fo:font-weight="normal" officeooo:rsid="003e470f" style:font-weight-asian="normal" style:font-weight-complex="normal"/>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ize="12pt" style:text-underline-style="none" fo:font-weight="normal" officeooo:rsid="003b0e8c" style:font-size-asian="10.5pt" style:font-weight-asian="normal" style:font-size-complex="12pt" style:font-weight-complex="normal"/>
    </style:style>
    <style:style style:name="T40" style:family="text">
      <style:text-properties fo:font-size="12pt" style:text-underline-style="none" fo:font-weight="normal" officeooo:rsid="0050afe6" style:font-size-asian="10.5pt" style:font-weight-asian="normal" style:font-size-complex="12pt" style:font-weight-complex="normal"/>
    </style:style>
    <style:style style:name="T41" style:family="text">
      <style:text-properties fo:font-size="12pt" style:text-underline-style="none" fo:font-weight="normal" officeooo:rsid="002219f3" style:font-size-asian="10.5pt" style:font-weight-asian="normal" style:font-size-complex="12pt" style:font-weight-complex="normal"/>
    </style:style>
    <style:style style:name="T42" style:family="text">
      <style:text-properties fo:font-size="12pt" style:text-underline-style="none" fo:font-weight="normal" officeooo:rsid="002479a2" style:font-size-asian="10.5pt" style:font-weight-asian="normal" style:font-size-complex="12pt" style:font-weight-complex="normal"/>
    </style:style>
    <style:style style:name="T43" style:family="text">
      <style:text-properties style:text-underline-style="none" officeooo:rsid="002479a2"/>
    </style:style>
    <style:style style:name="T44" style:family="text">
      <style:text-properties style:text-underline-style="none" officeooo:rsid="003b0e8c"/>
    </style:style>
    <style:style style:name="T45" style:family="text">
      <style:text-properties officeooo:rsid="0048b49f"/>
    </style:style>
    <style:style style:name="T46" style:family="text">
      <style:text-properties officeooo:rsid="004ed184"/>
    </style:style>
    <style:style style:name="T47" style:family="text">
      <style:text-properties style:use-window-font-color="true" style:text-underline-style="none" fo:font-weight="normal" officeooo:rsid="002219f3" style:font-size-asian="10.5pt" style:font-weight-asian="normal" style:font-weight-complex="normal"/>
    </style:style>
    <style:style style:name="T48" style:family="text">
      <style:text-properties style:use-window-font-color="true" style:text-underline-style="none" fo:font-weight="normal" officeooo:rsid="005b13d0" style:font-size-asian="10.5pt" style:font-weight-asian="normal" style:font-weight-complex="normal"/>
    </style:style>
    <style:style style:name="T49" style:family="text">
      <style:text-properties style:use-window-font-color="true" style:text-underline-style="none" officeooo:rsid="005fac53" fo:background-color="transparent" loext:char-shading-value="0"/>
    </style:style>
    <style:style style:name="T50" style:family="text">
      <style:text-properties style:use-window-font-color="true" officeooo:rsid="005fac53"/>
    </style:style>
    <style:style style:name="T51" style:family="text">
      <style:text-properties style:use-window-font-color="true" style:font-name="Liberation Serif" style:font-size-asian="12pt"/>
    </style:style>
    <style:style style:name="T52" style:family="text">
      <style:text-properties style:use-window-font-color="true" style:font-name="Liberation Serif" officeooo:rsid="007123cb" style:font-size-asian="12pt"/>
    </style:style>
    <style:style style:name="T53" style:family="text">
      <style:text-properties officeooo:rsid="006733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ayTabs</text:p>
      <text:p text:style-name="P1"/>
      <text:p text:style-name="P2"/>
      <text:p text:style-name="P3">PayTabs API is a RESTful resource. In order to integrate with PayTabs API, you will need the </text:p>
      <text:p text:style-name="P3">credentials of your PayTabs Merchant Account. If you do not have a merchant account, you can sign up for one</text:p>
      <text:p text:style-name="P3"><text:a xlink:type="simple" xlink:href="https://www.paytabs.com/sign_up">https://www.paytabs.com/sign_up</text:a></text:p>
      <text:p text:style-name="P3"/>
      <text:p text:style-name="P4">PayTabs does not offer an explicit Sandbox / Testing environment. But using a demo account, you </text:p>
      <text:p text:style-name="P4">can freely test all the functionalities and integrate our API and Plugin without any hassle.</text:p>
      <text:p text:style-name="P4"/>
      <text:p text:style-name="P4">In order to move to LIVE PRODUCTION environment, you will need to activate your LIVE MERCHANT ACCOUNT by clicking on GO LIVE through your PayTabs Merchant Account.</text:p>
      <text:p text:style-name="P4"/>
      <text:p text:style-name="P5">Faq : <text:a xlink:type="simple" xlink:href="https://www.paytabs.com/en/faq/">https://www.paytabs.com/en/faq/</text:a></text:p>
      <text:p text:style-name="P5"/>
      <text:p text:style-name="P5">chat live with our support staff or email us at <text:a xlink:type="simple" xlink:href="mailto:support@paytabs.com">support@paytabs.com</text:a></text:p>
      <text:p text:style-name="P5"/>
      <text:p text:style-name="P9">you can send a request to <text:a xlink:type="simple" xlink:href="mailto:customercare@paytabs.com">customercare@paytabs.com</text:a></text:p>
      <text:p text:style-name="P9"/>
      <text:p text:style-name="P11"><text:a xlink:type="simple" xlink:href="http://developers.paytabs.com/docs-apis/">http://developers.paytabs.com/docs-apis/</text:a></text:p>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0"><text:soft-page-break/></text:p>
      <text:p text:style-name="P56">API Integration :</text:p>
      <text:p text:style-name="P10"/>
      <text:p text:style-name="P28"><text:span text:style-name="T1">private </text:span><text:span text:style-name="T3">function</text:span><text:span text:style-name="T6"> cURL_request(</text:span><text:span text:style-name="T8">$url</text:span><text:span text:style-name="T6">, </text:span><text:span text:style-name="T8">$method</text:span><text:span text:style-name="T6">=</text:span><text:span text:style-name="T24">'POST'</text:span><text:span text:style-name="T6">, </text:span><text:span text:style-name="T8">$data</text:span><text:span text:style-name="T6">=</text:span><text:span text:style-name="T3">array</text:span><text:span text:style-name="T6">(), </text:span><text:span text:style-name="T8">$headers</text:span><text:span text:style-name="T6"> = </text:span><text:span text:style-name="T3">array</text:span><text:span text:style-name="T6">()) {</text:span></text:p>
      <text:p text:style-name="P47"><text:span text:style-name="T6"><text:s text:c="8"/>$ch = </text:span><text:span text:style-name="T9">curl_init</text:span><text:span text:style-name="T6">();</text:span></text:p>
      <text:p text:style-name="P69"><text:s text:c="8"/></text:p>
      <text:p text:style-name="P47"><text:span text:style-name="T6"><text:s text:c="8"/>$full_url = </text:span><text:span text:style-name="T8">$url</text:span><text:span text:style-name="T6">;</text:span></text:p>
      <text:p text:style-name="P47"><text:span text:style-name="T6"><text:s text:c="8"/></text:span><text:span text:style-name="T3">if</text:span><text:span text:style-name="T6">(!</text:span><text:span text:style-name="T3">empty</text:span><text:span text:style-name="T6">(</text:span><text:span text:style-name="T8">$data</text:span><text:span text:style-name="T6">)) {</text:span></text:p>
      <text:p text:style-name="P47"><text:span text:style-name="T6"><text:s text:c="12"/>$query_string = </text:span><text:span text:style-name="T9">http_build_query</text:span><text:span text:style-name="T6">(</text:span><text:span text:style-name="T8">$data</text:span><text:span text:style-name="T6">);</text:span></text:p>
      <text:p text:style-name="P69"><text:s text:c="8"/>}</text:p>
      <text:p text:style-name="P69"><text:s text:c="8"/></text:p>
      <text:p text:style-name="P47"><text:span text:style-name="T6"><text:s text:c="8"/></text:span><text:span text:style-name="T3">if</text:span><text:span text:style-name="T6">(</text:span><text:span text:style-name="T9">strtoupper</text:span><text:span text:style-name="T6">(</text:span><text:span text:style-name="T8">$method</text:span><text:span text:style-name="T6">) === </text:span><text:span text:style-name="T24">'GET'</text:span><text:span text:style-name="T6">) {</text:span></text:p>
      <text:p text:style-name="P47"><text:span text:style-name="T6"><text:s text:c="12"/></text:span><text:span text:style-name="T3">if</text:span><text:span text:style-name="T6">(!</text:span><text:span text:style-name="T3">empty</text:span><text:span text:style-name="T6">(</text:span><text:span text:style-name="T8">$data</text:span><text:span text:style-name="T6">)) {</text:span></text:p>
      <text:p text:style-name="P47"><text:span text:style-name="T6"><text:s text:c="16"/></text:span><text:span text:style-name="T3">if</text:span><text:span text:style-name="T6">(</text:span><text:span text:style-name="T9">strpos</text:span><text:span text:style-name="T6">(</text:span><text:span text:style-name="T8">$url</text:span><text:span text:style-name="T6">, </text:span><text:span text:style-name="T24">'?'</text:span><text:span text:style-name="T6">) === </text:span><text:span text:style-name="T3">false</text:span><text:span text:style-name="T6">) {</text:span></text:p>
      <text:p text:style-name="P47"><text:span text:style-name="T6"><text:s text:c="20"/>$full_url = </text:span><text:span text:style-name="T8">$url</text:span><text:span text:style-name="T6">.</text:span><text:span text:style-name="T24">'?'</text:span><text:span text:style-name="T6">.$query_string;</text:span></text:p>
      <text:p text:style-name="P47"><text:span text:style-name="T6"><text:s text:c="16"/>} </text:span><text:span text:style-name="T3">else </text:span><text:span text:style-name="T6">{</text:span></text:p>
      <text:p text:style-name="P47"><text:span text:style-name="T6"><text:s text:c="20"/>$full_url = </text:span><text:span text:style-name="T8">$url</text:span><text:span text:style-name="T6">.</text:span><text:span text:style-name="T24">'&amp;'</text:span><text:span text:style-name="T6">.$query_string;</text:span></text:p>
      <text:p text:style-name="P69"><text:s text:c="16"/>}</text:p>
      <text:p text:style-name="P69"><text:s text:c="12"/>}</text:p>
      <text:p text:style-name="P47"><text:span text:style-name="T6"><text:s text:c="8"/>} </text:span><text:span text:style-name="T3">else </text:span><text:span text:style-name="T6">{</text:span></text:p>
      <text:p text:style-name="P47"><text:span text:style-name="T6"><text:s text:c="12"/></text:span><text:span text:style-name="T9">curl_setopt</text:span><text:span text:style-name="T6">($ch, </text:span><text:span text:style-name="T25">CURLOPT_POST</text:span><text:span text:style-name="T6">, 1);</text:span></text:p>
      <text:p text:style-name="P47"><text:span text:style-name="T6"><text:s text:c="12"/></text:span><text:span text:style-name="T3">if</text:span><text:span text:style-name="T6">(!</text:span><text:span text:style-name="T3">empty</text:span><text:span text:style-name="T6">(</text:span><text:span text:style-name="T8">$data</text:span><text:span text:style-name="T6">)) {</text:span></text:p>
      <text:p text:style-name="P47"><text:span text:style-name="T6"><text:s text:c="16"/></text:span><text:span text:style-name="T9">curl_setopt</text:span><text:span text:style-name="T6">($ch, </text:span><text:span text:style-name="T25">CURLOPT_POSTFIELDS</text:span><text:span text:style-name="T6">, $query_string);</text:span></text:p>
      <text:p text:style-name="P69"><text:s text:c="12"/>}</text:p>
      <text:p text:style-name="P69"><text:s text:c="8"/>}</text:p>
      <text:p text:style-name="P69"><text:s text:c="8"/></text:p>
      <text:p text:style-name="P47"><text:span text:style-name="T6"><text:s text:c="8"/></text:span><text:span text:style-name="T9">curl_setopt</text:span><text:span text:style-name="T6">($ch, </text:span><text:span text:style-name="T25">CURLOPT_URL</text:span><text:span text:style-name="T6">, <text:s/>$full_url);</text:span></text:p>
      <text:p text:style-name="P47"><text:span text:style-name="T6"><text:s text:c="8"/></text:span><text:span text:style-name="T9">curl_setopt</text:span><text:span text:style-name="T6">($ch, </text:span><text:span text:style-name="T25">CURLOPT_RETURNTRANSFER</text:span><text:span text:style-name="T6">, 1);</text:span></text:p>
      <text:p text:style-name="P47"><text:span text:style-name="T6"><text:s text:c="8"/></text:span><text:span text:style-name="T3">if</text:span><text:span text:style-name="T6">(</text:span><text:span text:style-name="T9">count</text:span><text:span text:style-name="T6">(</text:span><text:span text:style-name="T8">$headers</text:span><text:span text:style-name="T6">) &gt; 0) {</text:span></text:p>
      <text:p text:style-name="P47"><text:span text:style-name="T6"><text:s text:c="12"/></text:span><text:span text:style-name="T9">curl_setopt</text:span><text:span text:style-name="T6">($ch, </text:span><text:span text:style-name="T25">CURLOPT_HTTPHEADER</text:span><text:span text:style-name="T6">, </text:span><text:span text:style-name="T8">$headers</text:span><text:span text:style-name="T6">);</text:span></text:p>
      <text:p text:style-name="P69"><text:s text:c="8"/>}</text:p>
      <text:p text:style-name="P69"><text:s text:c="8"/></text:p>
      <text:p text:style-name="P47"><text:span text:style-name="T6"><text:s text:c="8"/>$status = </text:span><text:span text:style-name="T3">true</text:span><text:span text:style-name="T6">;</text:span></text:p>
      <text:p text:style-name="P47"><text:span text:style-name="T6"><text:s text:c="8"/>$error_message = </text:span><text:span text:style-name="T24">''</text:span><text:span text:style-name="T6">;</text:span></text:p>
      <text:p text:style-name="P69"><text:s text:c="8"/></text:p>
      <text:p text:style-name="P47"><text:span text:style-name="T6"><text:s text:c="8"/>$response = </text:span><text:span text:style-name="T9">curl_exec</text:span><text:span text:style-name="T6">($ch);</text:span></text:p>
      <text:p text:style-name="P69"><text:s text:c="8"/></text:p>
      <text:p text:style-name="P47"><text:span text:style-name="T6"><text:s text:c="8"/></text:span><text:span text:style-name="T3">if</text:span><text:span text:style-name="T6">($response === </text:span><text:span text:style-name="T3">false</text:span><text:span text:style-name="T6">) { </text:span><text:span text:style-name="T31">// failure</text:span></text:p>
      <text:p text:style-name="P47"><text:span text:style-name="T6"><text:s text:c="12"/>$status = </text:span><text:span text:style-name="T3">false</text:span><text:span text:style-name="T6">;</text:span></text:p>
      <text:p text:style-name="P47"><text:span text:style-name="T6"><text:s text:c="12"/>$error_message = </text:span><text:span text:style-name="T24">'Some error'</text:span><text:span text:style-name="T6">;</text:span></text:p>
      <text:p text:style-name="P69"><text:s text:c="8"/>}</text:p>
      <text:p text:style-name="P47"><text:span text:style-name="T6"><text:s text:c="8"/></text:span><text:span text:style-name="T3">if</text:span><text:span text:style-name="T6">(</text:span><text:span text:style-name="T9">curl_errno</text:span><text:span text:style-name="T6">($ch) !== 0) {</text:span></text:p>
      <text:p text:style-name="P47"><text:span text:style-name="T6"><text:s text:c="12"/>$status = </text:span><text:span text:style-name="T3">false</text:span><text:span text:style-name="T6">;</text:span></text:p>
      <text:p text:style-name="P47"><text:span text:style-name="T6"><text:s text:c="12"/>$error_message = </text:span><text:span text:style-name="T9">curl_error</text:span><text:span text:style-name="T6">($ch);</text:span></text:p>
      <text:p text:style-name="P69"><text:s text:c="8"/>}</text:p>
      <text:p text:style-name="P47"><text:span text:style-name="T6"><text:s text:c="8"/>$http_code = </text:span><text:span text:style-name="T9">curl_getinfo</text:span><text:span text:style-name="T6">($ch, </text:span><text:span text:style-name="T25">CURLINFO_HTTP_CODE</text:span><text:span text:style-name="T6">);</text:span></text:p>
      <text:p text:style-name="P47"><text:span text:style-name="T6"><text:s text:c="8"/></text:span><text:span text:style-name="T3">if</text:span><text:span text:style-name="T6">($http_code !== 200) {</text:span></text:p>
      <text:p text:style-name="P47"><text:span text:style-name="T6"><text:s text:c="12"/>$status = </text:span><text:span text:style-name="T3">false</text:span><text:span text:style-name="T6">;</text:span></text:p>
      <text:p text:style-name="P47"><text:span text:style-name="T6"><text:s text:c="12"/>$error_message = </text:span><text:span text:style-name="T24">'Unexpected HTTP code: '</text:span><text:span text:style-name="T6">.$http_code;</text:span></text:p>
      <text:p text:style-name="P69"><text:s text:c="12"/></text:p>
      <text:p text:style-name="P69"><text:s text:c="8"/>}</text:p>
      <text:p text:style-name="P47"><text:span text:style-name="T6"><text:s text:c="8"/></text:span><text:span text:style-name="T9">curl_close</text:span><text:span text:style-name="T6">($ch);</text:span></text:p>
      <text:p text:style-name="P69"><text:soft-page-break/><text:s text:c="8"/></text:p>
      <text:p text:style-name="P47"><text:span text:style-name="T6"><text:s text:c="8"/></text:span><text:span text:style-name="T3">if</text:span><text:span text:style-name="T6">($status === </text:span><text:span text:style-name="T3">true</text:span><text:span text:style-name="T6">) {</text:span></text:p>
      <text:p text:style-name="P47"><text:span text:style-name="T6"><text:s text:c="12"/></text:span><text:span text:style-name="T3">return array</text:span><text:span text:style-name="T6">(</text:span><text:span text:style-name="T24">'status'</text:span><text:span text:style-name="T6">=&gt;</text:span><text:span text:style-name="T3">true</text:span><text:span text:style-name="T6">, </text:span><text:span text:style-name="T24">'response'</text:span><text:span text:style-name="T6">=&gt;$response);</text:span></text:p>
      <text:p text:style-name="P47"><text:span text:style-name="T6"><text:s text:c="8"/>} </text:span><text:span text:style-name="T3">else </text:span><text:span text:style-name="T6">{</text:span></text:p>
      <text:p text:style-name="P47"><text:span text:style-name="T6"><text:s text:c="12"/></text:span><text:span text:style-name="T3">return array</text:span><text:span text:style-name="T6">(</text:span><text:span text:style-name="T24">'status'</text:span><text:span text:style-name="T6">=&gt;</text:span><text:span text:style-name="T3">false</text:span><text:span text:style-name="T6">, </text:span><text:span text:style-name="T24">'error_message'</text:span><text:span text:style-name="T6">=&gt;$error_message);</text:span></text:p>
      <text:p text:style-name="P69"><text:s text:c="8"/>}</text:p>
      <text:p text:style-name="P47"/>
      <text:p text:style-name="P69"><text:s text:c="3"/>}</text:p>
      <text:p text:style-name="P6"/>
      <text:p text:style-name="P6"/>
      <text:p text:style-name="P25"><text:span text:style-name="T38">Create Pay Page :</text:span> <text:span text:style-name="T35">This method will accept all the parameters required to create a PayPage and then return the response as well as the link where all the parameters posted to the API will appear in the PayPage prefilled and the customer can enter ONLY the credit card information and make the payment.</text:span></text:p>
      <text:p text:style-name="P57"/>
      <text:list xml:id="list7987236185849276768" text:style-name="L1">
        <text:list-item>
          <text:p text:style-name="P62">$result <text:tab/>= $this-&gt;cURL_request('https://www.paytabs.com/apiv2/create_pay_page', 'POST', $values);</text:p>
        </text:list-item>
      </text:list>
      <text:p text:style-name="P6"/>
      <text:p text:style-name="P6"><text:span text:style-name="T7"><text:tab/> <text:s/></text:span><text:span text:style-name="T10">$values = </text:span><text:span text:style-name="T4">array</text:span><text:span text:style-name="T10">();</text:span></text:p>
      <text:p text:style-name="P49"><text:span text:style-name="T6"><text:s text:c="16"/>$values[</text:span><text:span text:style-name="T24">'merchant_email'</text:span><text:span text:style-name="T6">] <text:s text:c="5"/>= </text:span><text:span text:style-name="T24">MERCHANT_EMAIL</text:span><text:span text:style-name="T6"> </text:span></text:p>
      <text:p text:style-name="P49"><text:span text:style-name="T6"><text:s text:c="16"/>$values[</text:span><text:span text:style-name="T24">'secret_key'</text:span><text:span text:style-name="T6">] <text:s text:c="13"/>= </text:span><text:span text:style-name="T24">SECRET_KEY</text:span><text:span text:style-name="T6"> </text:span></text:p>
      <text:p text:style-name="P49"><text:span text:style-name="T6"><text:s text:c="16"/>$values[</text:span><text:span text:style-name="T24">'site_url'</text:span><text:span text:style-name="T6">] <text:s text:c="18"/>= </text:span><text:span text:style-name="T24">SITE_URL</text:span><text:span text:style-name="T6"> </text:span></text:p>
      <text:p text:style-name="P47"><text:span text:style-name="T6"><text:s text:c="16"/>$values[</text:span><text:span text:style-name="T24">'return_url'</text:span><text:span text:style-name="T6">] <text:s text:c="14"/>= $this-&gt;</text:span><text:span text:style-name="T24">request</text:span><text:span text:style-name="T6">-&gt;scheme().</text:span><text:span text:style-name="T24">'://'</text:span><text:span text:style-name="T6">.</text:span><text:span text:style-name="T5">$_SERVER</text:span><text:span text:style-name="T6">[</text:span><text:span text:style-name="T24">'SERVER_NAME'</text:span><text:span text:style-name="T6">].$this-&gt;</text:span><text:span text:style-name="T24">request</text:span><text:span text:style-name="T6">-&gt;</text:span><text:span text:style-name="T24">webroot</text:span><text:span text:style-name="T6">.</text:span><text:span text:style-name="T24">'transactions/paySuccess'</text:span><text:span text:style-name="T6">;</text:span></text:p>
      <text:p text:style-name="P47"><text:span text:style-name="T6"><text:s text:c="16"/>$values[</text:span><text:span text:style-name="T24">'title'</text:span><text:span text:style-name="T6">] <text:s text:c="24"/>= </text:span><text:span text:style-name="T24">"eMal top-up"</text:span><text:span text:style-name="T6">;</text:span></text:p>
      <text:p text:style-name="P47"><text:span text:style-name="T6"><text:s text:c="16"/>$values[</text:span><text:span text:style-name="T24">'cc_first_name' </text:span><text:span text:style-name="T6">] <text:s text:c="7"/>= $customerData[</text:span><text:span text:style-name="T24">'first_name'</text:span><text:span text:style-name="T6">];</text:span></text:p>
      <text:p text:style-name="P47"><text:span text:style-name="T6"><text:s text:c="16"/>$values[</text:span><text:span text:style-name="T24">'cc_last_name'</text:span><text:span text:style-name="T6">] <text:s text:c="9"/>= $customerData[</text:span><text:span text:style-name="T24">'last_name'</text:span><text:span text:style-name="T6">];</text:span></text:p>
      <text:p text:style-name="P47"><text:span text:style-name="T6"><text:s text:c="16"/>$values[</text:span><text:span text:style-name="T24">'cc_phone_number' </text:span><text:span text:style-name="T6">] <text:s/>= $customerData[</text:span><text:span text:style-name="T24">'country_code'</text:span><text:span text:style-name="T6">];</text:span></text:p>
      <text:p text:style-name="P47"><text:span text:style-name="T6"><text:s text:c="16"/>$values[</text:span><text:span text:style-name="T24">'phone_number'</text:span><text:span text:style-name="T6">] <text:s text:c="7"/>= $customerData[</text:span><text:span text:style-name="T24">'mobile'</text:span><text:span text:style-name="T6">];</text:span></text:p>
      <text:p text:style-name="P47"><text:span text:style-name="T6"><text:s text:c="16"/>$values[</text:span><text:span text:style-name="T24">'email'</text:span><text:span text:style-name="T6">] <text:s text:c="22"/>= $customerData[</text:span><text:span text:style-name="T24">'email'</text:span><text:span text:style-name="T6">];</text:span></text:p>
      <text:p text:style-name="P47"><text:span text:style-name="T6"><text:s text:c="16"/>$values[</text:span><text:span text:style-name="T24">'products_per_title' </text:span><text:span text:style-name="T6">] <text:s/>= </text:span><text:span text:style-name="T24">"wallet" </text:span><text:span text:style-name="T6">;</text:span></text:p>
      <text:p text:style-name="P47"><text:span text:style-name="T6"><text:s text:c="16"/>$values[</text:span><text:span text:style-name="T24">'unit_price'</text:span><text:span text:style-name="T6">] <text:s text:c="12"/>= </text:span><text:span text:style-name="T16">$</text:span><text:span text:style-name="T20">amount</text:span><text:span text:style-name="T6">;</text:span></text:p>
      <text:p text:style-name="P47"><text:span text:style-name="T6"><text:s text:c="16"/>$values[</text:span><text:span text:style-name="T24">'quantity'</text:span><text:span text:style-name="T6">] <text:s text:c="15"/>= </text:span><text:span text:style-name="T24">"1"</text:span><text:span text:style-name="T6">;</text:span></text:p>
      <text:p text:style-name="P47"><text:span text:style-name="T6"><text:s text:c="16"/>$values[</text:span><text:span text:style-name="T24">'other_charges' </text:span><text:span text:style-name="T6">] <text:s text:c="5"/>= </text:span><text:span text:style-name="T24">"0"</text:span><text:span text:style-name="T6">;</text:span></text:p>
      <text:p text:style-name="P50"><text:span text:style-name="T6"><text:s text:c="16"/>$values[</text:span><text:span text:style-name="T24">'amount'</text:span><text:span text:style-name="T6">] <text:s text:c="16"/>= </text:span><text:span text:style-name="T16">$</text:span><text:span text:style-name="T20">amount</text:span><text:span text:style-name="T6">;</text:span></text:p>
      <text:p text:style-name="P47"><text:span text:style-name="T6"><text:s text:c="16"/>$values[</text:span><text:span text:style-name="T24">'discount'</text:span><text:span text:style-name="T6">] <text:s text:c="14"/>= </text:span><text:span text:style-name="T24">"0"</text:span><text:span text:style-name="T6">;</text:span></text:p>
      <text:p text:style-name="P47"><text:span text:style-name="T6"><text:s text:c="16"/>$values[</text:span><text:span text:style-name="T24">'reference_no'</text:span><text:span text:style-name="T6">] <text:s text:c="7"/>= </text:span><text:span text:style-name="T21">auto generated transaction no.</text:span><text:span text:style-name="T6">;</text:span></text:p>
      <text:p text:style-name="P47"><text:span text:style-name="T6"><text:s text:c="16"/>$values[</text:span><text:span text:style-name="T24">'currency'</text:span><text:span text:style-name="T6">] <text:s text:c="14"/>= </text:span><text:span text:style-name="T22">AED</text:span><text:span text:style-name="T6">;</text:span></text:p>
      <text:p text:style-name="P47"><text:span text:style-name="T6"><text:s text:c="16"/>$values[</text:span><text:span text:style-name="T24">'ip_customer'</text:span><text:span text:style-name="T6">] <text:s text:c="8"/>= </text:span><text:span text:style-name="T24">"1.1.1.0"</text:span><text:span text:style-name="T6">;</text:span></text:p>
      <text:p text:style-name="P47"><text:span text:style-name="T6"><text:s text:c="16"/>$values[</text:span><text:span text:style-name="T24">'ip_merchant'</text:span><text:span text:style-name="T6">] <text:s text:c="8"/>= </text:span><text:span text:style-name="T24">"127.168.1.0"</text:span><text:span text:style-name="T6">;</text:span></text:p>
      <text:p text:style-name="P47"><text:span text:style-name="T6"><text:s text:c="16"/>$values[</text:span><text:span text:style-name="T24">'billing_address' </text:span><text:span text:style-name="T6">] <text:s text:c="3"/>= </text:span><text:span text:style-name="T24">"test" </text:span><text:span text:style-name="T6">;</text:span></text:p>
      <text:p text:style-name="P47"><text:span text:style-name="T6"><text:s text:c="16"/>$values[</text:span><text:span text:style-name="T24">'state'</text:span><text:span text:style-name="T6">] <text:s text:c="21"/>= </text:span><text:span text:style-name="T24">"test"</text:span><text:span text:style-name="T6">;</text:span></text:p>
      <text:p text:style-name="P47"><text:span text:style-name="T6"><text:s text:c="16"/>$values[</text:span><text:span text:style-name="T24">'city'</text:span><text:span text:style-name="T6">] <text:s text:c="22"/>= </text:span><text:span text:style-name="T24">"test"</text:span><text:span text:style-name="T6">;</text:span></text:p>
      <text:p text:style-name="P47"><text:span text:style-name="T6"><text:s text:c="16"/>$values[</text:span><text:span text:style-name="T24">'postal_code'</text:span><text:span text:style-name="T6">] <text:s text:c="9"/>= </text:span><text:span text:style-name="T24">"12345"</text:span><text:span text:style-name="T6">;</text:span></text:p>
      <text:p text:style-name="P47"><text:span text:style-name="T6"><text:s text:c="16"/>$values[</text:span><text:span text:style-name="T24">'country'</text:span><text:span text:style-name="T6">] <text:s text:c="16"/>= </text:span><text:span text:style-name="T22">ARE</text:span><text:span text:style-name="T6">;</text:span></text:p>
      <text:p text:style-name="P47"><text:span text:style-name="T6"><text:s text:c="16"/>$values[</text:span><text:span text:style-name="T24">'shipping_first _name'</text:span><text:span text:style-name="T6">] <text:s/>= $customerData[</text:span><text:span text:style-name="T24">'first_name'</text:span><text:span text:style-name="T6">];</text:span></text:p>
      <text:p text:style-name="P47"><text:span text:style-name="T6"><text:s text:c="16"/>$values[</text:span><text:span text:style-name="T24">'shipping_last_name' </text:span><text:span text:style-name="T6">] <text:s text:c="2"/>= $customerData[</text:span><text:span text:style-name="T24">'last_name'</text:span><text:span text:style-name="T6">];</text:span></text:p>
      <text:p text:style-name="P47"><text:span text:style-name="T6"><text:s text:c="16"/>$values[</text:span><text:span text:style-name="T24">'address_shipping' </text:span><text:span text:style-name="T6">] <text:s text:c="7"/>= </text:span><text:span text:style-name="T24">"test" </text:span><text:span text:style-name="T6">;</text:span></text:p>
      <text:p text:style-name="P47"><text:span text:style-name="T6"><text:s text:c="16"/>$values[</text:span><text:span text:style-name="T24">'state_shipping' </text:span><text:span text:style-name="T6">] <text:s text:c="12"/>= </text:span><text:span text:style-name="T24">"test"</text:span><text:span text:style-name="T6">;</text:span></text:p>
      <text:p text:style-name="P47"><text:span text:style-name="T6"><text:s text:c="16"/>$values[</text:span><text:span text:style-name="T24">'city_shipping' </text:span><text:span text:style-name="T6">] <text:s text:c="14"/>= </text:span><text:span text:style-name="T24">"test"</text:span><text:span text:style-name="T6">;</text:span></text:p>
      <text:p text:style-name="P47"><text:span text:style-name="T6"><text:s text:c="16"/>$values[</text:span><text:span text:style-name="T24">'postal_code_shipping' </text:span><text:span text:style-name="T6">] <text:s/>= </text:span><text:span text:style-name="T24">"12345"</text:span><text:span text:style-name="T6">;</text:span></text:p>
      <text:p text:style-name="P47"><text:span text:style-name="T6"><text:s text:c="16"/>$values[</text:span><text:span text:style-name="T24">'country_shipping' </text:span><text:span text:style-name="T6">] <text:s text:c="4"/>= $country[</text:span><text:span text:style-name="T24">'iso_code_3'</text:span><text:span text:style-name="T6">]; <text:s text:c="12"/></text:span></text:p>
      <text:p text:style-name="P51"><text:soft-page-break/><text:span text:style-name="T6"><text:tab/> <text:s text:c="3"/>$values[</text:span><text:span text:style-name="T24">'cms_with_version'</text:span><text:span text:style-name="T6">] <text:s text:c="4"/>= </text:span><text:span text:style-name="T24">"Cakephp 3.6"</text:span><text:span text:style-name="T6">;</text:span></text:p>
      <text:p text:style-name="P47"><text:span text:style-name="T6"><text:s text:c="16"/>$values[</text:span><text:span text:style-name="T24">'msg_lang'</text:span><text:span text:style-name="T6">] <text:s text:c="18"/>= </text:span><text:span text:style-name="T24">"English"</text:span><text:span text:style-name="T6">;</text:span></text:p>
      <text:p text:style-name="P47"><text:span text:style-name="T6"><text:s text:c="16"/>$values[</text:span><text:span text:style-name="T24">'is_tokenization'</text:span><text:span text:style-name="T6">] <text:s text:c="9"/>= </text:span><text:span text:style-name="T5">TRUE</text:span><text:span text:style-name="T6">;</text:span></text:p>
      <text:p text:style-name="P47"><text:span text:style-name="T6"><text:s text:c="16"/>$values[</text:span><text:span text:style-name="T24">'is_existing_customer'</text:span><text:span text:style-name="T6">] = </text:span><text:span text:style-name="T5">FALSE</text:span><text:span text:style-name="T6">;</text:span></text:p>
      <text:p text:style-name="P6"/>
      <text:p text:style-name="P58">Set '<text:span text:style-name="T26">is_tokenization'</text:span> value as true if you wish to create tokenization profile for customer or use an existing token.</text:p>
      <text:p text:style-name="P59">If you want to create a new token set '<text:span text:style-name="T26">is_existing_customer' </text:span><text:span text:style-name="T52">f</text:span><text:span text:style-name="T51">alse</text:span></text:p>
      <text:p text:style-name="P6"/>
      <text:p text:style-name="P12">json response from the API call :</text:p>
      <text:p text:style-name="P18"/>
      <text:p text:style-name="P53"><text:span text:style-name="T34">Success :</text:span> </text:p>
      <text:p text:style-name="P53">{</text:p>
      <text:p text:style-name="P54">"result":"The Pay Page is created.",</text:p>
      <text:p text:style-name="P54">"response_code":"4012",</text:p>
      <text:p text:style-name="P54">"payment_url":"https:\/\/www.paytabs.com\/18jaGy6C </text:p>
      <text:p text:style-name="P54"><text:s/>q8XHS58ES5kjBYrQeBBvu_hA8r0SMK3KnOFsIeA\/9rGRAb3mmc3HvjWQxemouhe5JS5Si8 </text:p>
      <text:p text:style-name="P54"><text:s/>yXgva4pToaNB3ipbI\/dd8aYZIyhEs5cINluO0W7C5IZtrTL6y_N7HfVmduGqz87S0\/3XMJo </text:p>
      <text:p text:style-name="P54"><text:s/>2zsUaLuFKk4U2pXV77izjYug4BhFuuk7zQJK02PDTC2YDV86BUNrADYocpEr7QMEqWXM </text:p>
      <text:p text:style-name="P54"><text:s/>MBC4HMcBcHdX-4qaQ",</text:p>
      <text:p text:style-name="P54">"p_id":326528</text:p>
      <text:p text:style-name="P54">}</text:p>
      <text:p text:style-name="P54"/>
      <text:p text:style-name="P55">(Once the payment is successful, the token parameters will be received on the return URL.)</text:p>
      <text:p text:style-name="P55"/>
      <text:p text:style-name="P30">Failed :</text:p>
      <text:p text:style-name="P32">{</text:p>
      <text:p text:style-name="P32">"result":"Your SITE URL is not matching with your profile URL",</text:p>
      <text:p text:style-name="P32">"response_code":"4008", </text:p>
      <text:p text:style-name="P32">"payment_url":""</text:p>
      <text:p text:style-name="P32">}</text:p>
      <text:p text:style-name="P32"/>
      <text:p text:style-name="P41"><text:span text:style-name="T38">Verify Payment :</text:span> <text:span text:style-name="T36">This method verifies the result of the payment. When you create a PayPage, you will receive p_id in the response. When the customer completes a payment and is referred back to your website, there is a payment_reference that is sent with a POST method. The payment_reference is used to verify the status of the payment whether it is a successful transaction or a failed transaction. Additionally, you can compare the payment_reference and the p_id, in order to match the payment with its respective PayPage.</text:span></text:p>
      <text:p text:style-name="P19"/>
      <text:list xml:id="list4848941833936051029" text:style-name="L2">
        <text:list-item>
          <text:p text:style-name="P63">$result<text:span text:style-name="T32">1</text:span> = $this-&gt;cURL_request('https://www.paytabs.com/apiv2/verify_payment', 'POST', $values<text:span text:style-name="T33">1</text:span>); </text:p>
        </text:list-item>
      </text:list>
      <text:p text:style-name="P7"/>
      <text:p text:style-name="P7"><text:span text:style-name="T7"><text:s text:c="3"/></text:span><text:span text:style-name="T10">$values</text:span><text:span text:style-name="T11">1</text:span><text:span text:style-name="T10">[</text:span><text:span text:style-name="T26">'merchant_email'</text:span><text:span text:style-name="T10">] = </text:span><text:span text:style-name="T26">MERCHANT_EMAIL</text:span><text:span text:style-name="T10">;</text:span></text:p>
      <text:p text:style-name="P47"><text:span text:style-name="T6"><text:s text:c="6"/>$values</text:span><text:span text:style-name="T15">1</text:span><text:span text:style-name="T6">[</text:span><text:span text:style-name="T24">'secret_key'</text:span><text:span text:style-name="T6">] <text:s text:c="4"/>= </text:span><text:span text:style-name="T24">SECRET_KEY</text:span><text:span text:style-name="T6">;</text:span></text:p>
      <text:p text:style-name="P47"><text:span text:style-name="T6"><text:s text:c="6"/>$values</text:span><text:span text:style-name="T15">1</text:span><text:span text:style-name="T6">[</text:span><text:span text:style-name="T24">'payment_reference'</text:span><text:span text:style-name="T6">] = </text:span><text:span text:style-name="T5">$_REQUEST</text:span><text:span text:style-name="T6">[</text:span><text:span text:style-name="T24">'payment_reference'</text:span><text:span text:style-name="T6">];</text:span></text:p>
      <text:p text:style-name="P7"/>
      <text:p text:style-name="P7"/>
      <text:p text:style-name="P13">json response from the API call :</text:p>
      <text:p text:style-name="P13"/>
      <text:p text:style-name="P34">Success :</text:p>
      <text:p text:style-name="P37">{ </text:p>
      <text:p text:style-name="P37">"result": "The payment is completed successfully!", </text:p>
      <text:p text:style-name="P37"><text:soft-page-break/>"response_code": "100", </text:p>
      <text:p text:style-name="P37">"pt_invoice_id": "266509", </text:p>
      <text:p text:style-name="P37">"amount": 0.101, </text:p>
      <text:p text:style-name="P37">"currency": "BHD", </text:p>
      <text:p text:style-name="P37"/>
      <text:p text:style-name="P37">"reference_no": " XYZ-123", </text:p>
      <text:p text:style-name="P37">"transaction_id": "237884" </text:p>
      <text:p text:style-name="P37">}</text:p>
      <text:p text:style-name="P20"/>
      <text:p text:style-name="P31">Failed :</text:p>
      <text:p text:style-name="P33">{ </text:p>
      <text:p text:style-name="P33">"result": "Your Transaction Failed - This transaction is under review, please </text:p>
      <text:p text:style-name="P33"><text:s/>wait 24 hours for a confirmation of a successful transaction from your </text:p>
      <text:p text:style-name="P33">merchant. If you do not receive this confirmation, rest assured that the </text:p>
      <text:p text:style-name="P33">amount will be reversed based on your card issuing bank's policy.", </text:p>
      <text:p text:style-name="P33">"response_code": "481", </text:p>
      <text:p text:style-name="P33">"pt_invoice_id": "300564", </text:p>
      <text:p text:style-name="P33">"amount": "0.400", </text:p>
      <text:p text:style-name="P33">"currency": "BHD", </text:p>
      <text:p text:style-name="P33">"reference_no": "ABC-123", </text:p>
      <text:p text:style-name="P33">"transaction_id": "265485", </text:p>
      <text:p text:style-name="P33">}</text:p>
      <text:p text:style-name="P7"/>
      <text:list xml:id="list4978519237153798373" text:style-name="L3">
        <text:list-item>
          <text:p text:style-name="P64">$result2 = $this-&gt;cURL_request('https://www.paytabs.com/apiv2/verify_payment_transaction', 'POST', $values<text:span text:style-name="T33">2</text:span>);</text:p>
        </text:list-item>
      </text:list>
      <text:p text:style-name="P7"/>
      <text:p text:style-name="P8"><text:span text:style-name="T7"><text:tab/> <text:s text:c="2"/></text:span><text:span text:style-name="T10"><text:s/>$values</text:span><text:span text:style-name="T12">2</text:span><text:span text:style-name="T10">[</text:span><text:span text:style-name="T26">'merchant_email'</text:span><text:span text:style-name="T10">] = </text:span><text:span text:style-name="T26">MERCHANT_EMAIL</text:span></text:p>
      <text:p text:style-name="P47"><text:span text:style-name="T6"><text:s text:c="19"/>$values</text:span><text:span text:style-name="T23">2</text:span><text:span text:style-name="T6">[</text:span><text:span text:style-name="T24">'secret_key'</text:span><text:span text:style-name="T6">] <text:s text:c="9"/>= </text:span><text:span text:style-name="T24">SECRET_KEY</text:span></text:p>
      <text:p text:style-name="P47"><text:span text:style-name="T6"><text:s text:c="19"/>$values</text:span><text:span text:style-name="T23">2</text:span><text:span text:style-name="T6">[</text:span><text:span text:style-name="T24">'transaction_id'</text:span><text:span text:style-name="T6">] <text:s text:c="4"/>= $re</text:span><text:span text:style-name="T23">sult1</text:span><text:span text:style-name="T6">[</text:span><text:span text:style-name="T24">'transaction_id'</text:span><text:span text:style-name="T6">];</text:span></text:p>
      <text:p text:style-name="P7"/>
      <text:p text:style-name="P7"/>
      <text:p text:style-name="P14">json response from the API call :</text:p>
      <text:p text:style-name="P35"/>
      <text:p text:style-name="P38">{ </text:p>
      <text:p text:style-name="P38">"result": "The payment is completed", </text:p>
      <text:p text:style-name="P38">"response_code": "<text:span text:style-name="T46">4002</text:span>", </text:p>
      <text:p text:style-name="P38">"pt_invoice_id": "266509", </text:p>
      <text:p text:style-name="P38">"amount": 0.101, </text:p>
      <text:p text:style-name="P38">"currency": "BHD", </text:p>
      <text:p text:style-name="P38">"reference_no": " XYZ-123", </text:p>
      <text:p text:style-name="P38">"transaction_id": "237884" ,</text:p>
      <text:p text:style-name="P39">"<text:span text:style-name="T46">card_last_four_digits</text:span>": "<text:span text:style-name="T46">1111</text:span>" </text:p>
      <text:p text:style-name="P38">}</text:p>
      <text:p text:style-name="P16"/>
      <text:p text:style-name="P23">Save <text:span text:style-name="T45">tokeniztion detail </text:span>in database : <text:span text:style-name="T53">if user want to save card.</text:span></text:p>
      <text:p text:style-name="P17"/>
      <text:p text:style-name="P29"><text:span text:style-name="T2">$_REQUEST</text:span><text:span text:style-name="T6">[</text:span><text:span text:style-name="T24">'pt_token'</text:span><text:span text:style-name="T6">]</text:span></text:p>
      <text:p text:style-name="P29"><text:span text:style-name="T2">$_REQUEST</text:span><text:span text:style-name="T6">[</text:span><text:span text:style-name="T24">'pt_customer_email'</text:span><text:span text:style-name="T6">]; </text:span></text:p>
      <text:p text:style-name="P21"><text:span text:style-name="T4">$_REQUEST</text:span><text:span text:style-name="T10">[</text:span><text:span text:style-name="T26">'pt_customer_password'</text:span><text:span text:style-name="T10">];</text:span><text:span text:style-name="T7"> </text:span></text:p>
      <text:p text:style-name="P21"/>
      <text:p text:style-name="P21"/>
      <text:p text:style-name="P61"><text:soft-page-break/></text:p>
      <text:p text:style-name="P24">Process Payment with Existing Token : <text:span text:style-name="T37">This method uses an existing token for a returning customer to process payment. You will need to pass the details (token, customer email and customer password) of the token that you previously created in order to perform a transaction.</text:span></text:p>
      <text:p text:style-name="P16"/>
      <text:list xml:id="list5684069765036962811" text:style-name="L4">
        <text:list-item>
          <text:p text:style-name="P67"><text:span text:style-name="T39">$result = $this-&gt;cURL_request('https://www.paytabs.com/apiv3/tokenized_transaction_prepare', 'POST', $</text:span><text:span text:style-name="T40">values</text:span><text:span text:style-name="T39">); </text:span></text:p>
        </text:list-item>
      </text:list>
      <text:p text:style-name="P26"/>
      <text:p text:style-name="P27"><text:span text:style-name="T39"><text:tab/></text:span><text:span text:style-name="T7"> <text:s text:c="3"/></text:span><text:span text:style-name="T13">$</text:span><text:span text:style-name="T14">values</text:span><text:span text:style-name="T13">[</text:span><text:span text:style-name="T28">'merchant_email'</text:span><text:span text:style-name="T13">] <text:s text:c="2"/>= </text:span><text:span text:style-name="T28">MERCHANT_EMAIL</text:span><text:span text:style-name="T13">;</text:span></text:p>
      <text:p text:style-name="P48"><text:span text:style-name="T6"><text:s text:c="20"/>$</text:span><text:span text:style-name="T17">values</text:span><text:span text:style-name="T6">[</text:span><text:span text:style-name="T24">'secret_key'</text:span><text:span text:style-name="T6">] <text:s text:c="11"/>= </text:span><text:span text:style-name="T24">SECRET_KEY;</text:span></text:p>
      <text:p text:style-name="P48"><text:span text:style-name="T6"><text:s text:c="20"/>$</text:span><text:span text:style-name="T17">values</text:span><text:span text:style-name="T6">[</text:span><text:span text:style-name="T24">'title'</text:span><text:span text:style-name="T6">] <text:s text:c="22"/>= </text:span><text:span text:style-name="T24">"eMal top-up"</text:span><text:span text:style-name="T6">;</text:span></text:p>
      <text:p text:style-name="P48"><text:span text:style-name="T6"><text:s text:c="20"/>$</text:span><text:span text:style-name="T17">values</text:span><text:span text:style-name="T6">[</text:span><text:span text:style-name="T24">'cc_first_name'</text:span><text:span text:style-name="T6">] <text:s text:c="5"/>= $customerData[</text:span><text:span text:style-name="T24">'first_name'</text:span><text:span text:style-name="T6">];</text:span></text:p>
      <text:p text:style-name="P48"><text:span text:style-name="T6"><text:s text:c="20"/>$</text:span><text:span text:style-name="T17">values</text:span><text:span text:style-name="T6">[</text:span><text:span text:style-name="T24">'cc_last_name'</text:span><text:span text:style-name="T6">] <text:s text:c="6"/>= $customerData[</text:span><text:span text:style-name="T24">'last_name'</text:span><text:span text:style-name="T6">];</text:span></text:p>
      <text:p text:style-name="P48"><text:span text:style-name="T6"><text:s text:c="20"/>$</text:span><text:span text:style-name="T17">values</text:span><text:span text:style-name="T6">[</text:span><text:span text:style-name="T24">'order_id'</text:span><text:span text:style-name="T6">] <text:s text:c="14"/>= $reference_no; </text:span><text:span text:style-name="T31">//same as reference no</text:span></text:p>
      <text:p text:style-name="P48"><text:span text:style-name="T6"><text:s text:c="20"/>$</text:span><text:span text:style-name="T17">values</text:span><text:span text:style-name="T6">[</text:span><text:span text:style-name="T24">'product_name'</text:span><text:span text:style-name="T6">] <text:s text:c="5"/>= </text:span><text:span text:style-name="T24">"wallet"</text:span><text:span text:style-name="T6">;</text:span></text:p>
      <text:p text:style-name="P48"><text:span text:style-name="T6"><text:s text:c="20"/>$</text:span><text:span text:style-name="T17">values</text:span><text:span text:style-name="T6">[</text:span><text:span text:style-name="T24">'customer_email'</text:span><text:span text:style-name="T6">] <text:s text:c="3"/>= $customerData[</text:span><text:span text:style-name="T24">'email'</text:span><text:span text:style-name="T6">];</text:span></text:p>
      <text:p text:style-name="P48"><text:span text:style-name="T6"><text:s text:c="20"/>$</text:span><text:span text:style-name="T17">values</text:span><text:span text:style-name="T6">[</text:span><text:span text:style-name="T24">'phone_number'</text:span><text:span text:style-name="T6">] <text:s text:c="5"/>= $customerData[</text:span><text:span text:style-name="T24">'mobile'</text:span><text:span text:style-name="T6">];</text:span></text:p>
      <text:p text:style-name="P48"><text:span text:style-name="T6"><text:s text:c="20"/>$</text:span><text:span text:style-name="T17">values</text:span><text:span text:style-name="T6">[</text:span><text:span text:style-name="T24">'amount'</text:span><text:span text:style-name="T6">] <text:s text:c="16"/>= $amount;</text:span></text:p>
      <text:p text:style-name="P48"><text:span text:style-name="T6"><text:s text:c="20"/>$</text:span><text:span text:style-name="T17">values</text:span><text:span text:style-name="T6">[</text:span><text:span text:style-name="T24">'currency'</text:span><text:span text:style-name="T6">] <text:s text:c="14"/>= $currency;</text:span></text:p>
      <text:p text:style-name="P48"><text:span text:style-name="T6"><text:s text:c="20"/>$</text:span><text:span text:style-name="T17">values</text:span><text:span text:style-name="T6">[</text:span><text:span text:style-name="T24">'address_billing'</text:span><text:span text:style-name="T6">] <text:s text:c="4"/>= </text:span><text:span text:style-name="T24">"for ewallet"</text:span><text:span text:style-name="T6">;</text:span></text:p>
      <text:p text:style-name="P48"><text:span text:style-name="T6"><text:s text:c="20"/>$</text:span><text:span text:style-name="T17">values</text:span><text:span text:style-name="T6">[</text:span><text:span text:style-name="T24">'state_billing'</text:span><text:span text:style-name="T6">] <text:s text:c="9"/>= </text:span><text:span text:style-name="T24">"for ewallet"</text:span><text:span text:style-name="T6">;</text:span></text:p>
      <text:p text:style-name="P48"><text:span text:style-name="T6"><text:s text:c="20"/>$</text:span><text:span text:style-name="T17">values</text:span><text:span text:style-name="T6">[</text:span><text:span text:style-name="T24">'city_billing'</text:span><text:span text:style-name="T6">] <text:s text:c="10"/>= </text:span><text:span text:style-name="T24">"for ewallet"</text:span><text:span text:style-name="T6">;</text:span></text:p>
      <text:p text:style-name="P48"><text:span text:style-name="T6"><text:s text:c="20"/>$</text:span><text:span text:style-name="T17">values</text:span><text:span text:style-name="T6">[</text:span><text:span text:style-name="T24">'postal_code_billing'</text:span><text:span text:style-name="T6">] <text:s text:c="2"/>= </text:span><text:span text:style-name="T24">"for ewallet"</text:span><text:span text:style-name="T6">;</text:span></text:p>
      <text:p text:style-name="P48"><text:span text:style-name="T6"><text:s text:c="20"/>$</text:span><text:span text:style-name="T17">values</text:span><text:span text:style-name="T6">[</text:span><text:span text:style-name="T24">'country_billing'</text:span><text:span text:style-name="T6">] <text:s text:c="9"/>= $country_code;</text:span></text:p>
      <text:p text:style-name="P48"><text:span text:style-name="T6"><text:s text:c="20"/>$</text:span><text:span text:style-name="T17">values</text:span><text:span text:style-name="T6">[</text:span><text:span text:style-name="T24">'address_shipping'</text:span><text:span text:style-name="T6">] <text:s text:c="6"/>= </text:span><text:span text:style-name="T24">"for ewallet"</text:span><text:span text:style-name="T6">;</text:span></text:p>
      <text:p text:style-name="P48"><text:span text:style-name="T6"><text:s text:c="20"/>$</text:span><text:span text:style-name="T17">values</text:span><text:span text:style-name="T6">[</text:span><text:span text:style-name="T24">'city_shipping'</text:span><text:span text:style-name="T6">] <text:s text:c="12"/>= </text:span><text:span text:style-name="T24">"for ewallet"</text:span><text:span text:style-name="T6">;</text:span></text:p>
      <text:p text:style-name="P48"><text:span text:style-name="T6"><text:s text:c="20"/>$</text:span><text:span text:style-name="T17">values</text:span><text:span text:style-name="T6">[</text:span><text:span text:style-name="T24">'state_shipping'</text:span><text:span text:style-name="T6">] <text:s text:c="11"/>= </text:span><text:span text:style-name="T24">"for ewallet"</text:span><text:span text:style-name="T6">;</text:span></text:p>
      <text:p text:style-name="P48"><text:span text:style-name="T6"><text:s text:c="20"/>$</text:span><text:span text:style-name="T17">values</text:span><text:span text:style-name="T6">[</text:span><text:span text:style-name="T24">'postal_code_shipping'</text:span><text:span text:style-name="T6">] <text:s text:c="2"/>= </text:span><text:span text:style-name="T24">"for ewallet"</text:span><text:span text:style-name="T6">;</text:span></text:p>
      <text:p text:style-name="P48"><text:span text:style-name="T6"><text:s text:c="20"/>$</text:span><text:span text:style-name="T17">values</text:span><text:span text:style-name="T6">[</text:span><text:span text:style-name="T24">'country_shipping'</text:span><text:span text:style-name="T6">] <text:s text:c="9"/>= <text:s/>$country_code;</text:span></text:p>
      <text:p text:style-name="P48"><text:span text:style-name="T6"><text:s text:c="20"/>$</text:span><text:span text:style-name="T17">values</text:span><text:span text:style-name="T6">[</text:span><text:span text:style-name="T24">'pt_token'</text:span><text:span text:style-name="T6">] <text:s text:c="24"/>= <text:s/>$cardData[</text:span><text:span text:style-name="T24">'tokenId'</text:span><text:span text:style-name="T6">]; </text:span></text:p>
      <text:p text:style-name="P48"><text:span text:style-name="T6"><text:s text:c="20"/>$</text:span><text:span text:style-name="T17">values</text:span><text:span text:style-name="T6">[</text:span><text:span text:style-name="T24">'pt_customer_email'</text:span><text:span text:style-name="T6">] <text:s text:c="8"/>= <text:s/>$cardData[</text:span><text:span text:style-name="T24">'pt_customer_email'</text:span><text:span text:style-name="T6">]; </text:span></text:p>
      <text:p text:style-name="P46"><text:span text:style-name="T13"><text:s text:c="20"/>$</text:span><text:span text:style-name="T14">values</text:span><text:span text:style-name="T13">[</text:span><text:span text:style-name="T28">'pt_customer_password'</text:span><text:span text:style-name="T13">] <text:s text:c="2"/>= <text:s/>$cardData[</text:span><text:span text:style-name="T28">'pt_customer_password'</text:span><text:span text:style-name="T13">];</text:span></text:p>
      <text:p text:style-name="P46"/>
      <text:p text:style-name="P15">json response from the API call :</text:p>
      <text:p text:style-name="P36"/>
      <text:p text:style-name="P40">{ </text:p>
      <text:p text:style-name="P40">"result": "The payment is completed", </text:p>
      <text:p text:style-name="P40">"response_code": "<text:span text:style-name="T46">4002</text:span>", </text:p>
      <text:p text:style-name="P40">"pt_invoice_id": "266509", </text:p>
      <text:p text:style-name="P40">"amount": 0.101 </text:p>
      <text:p text:style-name="P71">}</text:p>
      <text:p text:style-name="P70"/>
      <text:p text:style-name="P22"/>
      <text:list xml:id="list3845933987516340304" text:style-name="L5">
        <text:list-item>
          <text:p text:style-name="P68"><text:span text:style-name="T39">$result1 = </text:span><text:span text:style-name="T41">$this-&gt;cURL_request('https://www.paytabs.com/apiv2/verify_payment', 'POST', $values</text:span><text:span text:style-name="T42">1</text:span><text:span text:style-name="T41">); </text:span></text:p>
        </text:list-item>
      </text:list>
      <text:p text:style-name="P66"><text:s text:c="3"/><text:tab/></text:p>
      <text:p text:style-name="P45"><text:tab/><text:span text:style-name="T50">same as above</text:span></text:p>
      <text:p text:style-name="P52"><text:span text:style-name="T18"><text:s/><text:tab/>$values</text:span><text:span text:style-name="T19">1</text:span><text:span text:style-name="T18">[</text:span><text:span text:style-name="T29">'payment_reference'</text:span><text:span text:style-name="T18">] = </text:span><text:span text:style-name="T47">$</text:span><text:span text:style-name="T48">result</text:span><text:span text:style-name="T18">[</text:span><text:span text:style-name="T29">'</text:span><text:span text:style-name="T30">pt_invoice_id</text:span><text:span text:style-name="T29">'</text:span><text:span text:style-name="T18">];</text:span></text:p>
      <text:p text:style-name="P44"/>
      <text:list xml:id="list112844730958468" text:continue-list="list4978519237153798373" text:style-name="L3">
        <text:list-item>
          <text:p text:style-name="P65"><text:span text:style-name="T44">$result2 = $this-&gt;cURL_request('https://www.paytabs.com/apiv2/verify_payment_transaction', 'POST', </text:span><text:soft-page-break/><text:span text:style-name="T44">$values</text:span><text:span text:style-name="T43">2</text:span><text:span text:style-name="T44">);</text:span></text:p>
        </text:list-item>
      </text:list>
      <text:p text:style-name="P42"/>
      <text:p text:style-name="P43"><text:span text:style-name="T44"><text:tab/></text:span><text:span text:style-name="T49">same as abov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2:00:40.982117390</meta:creation-date>
    <dc:date>2018-07-10T11:28:44.343572160</dc:date>
    <meta:editing-duration>PT5H34M52S</meta:editing-duration>
    <meta:editing-cycles>89</meta:editing-cycles>
    <meta:generator>LibreOffice/4.2.8.2$Linux_X86_64 LibreOffice_project/420m0$Build-2</meta:generator>
    <meta:document-statistic meta:table-count="0" meta:image-count="0" meta:object-count="0" meta:page-count="7" meta:paragraph-count="215" meta:word-count="966" meta:character-count="10927" meta:non-whitespace-character-count="7851"/>
  </office:meta>
</office:document-meta>
</file>